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0000000B2AA03D118C058C538.png" manifest:media-type="image/png"/>
  <manifest:file-entry manifest:full-path="Pictures/10000001000000A00000005D375C71EFD9E38CE0.png" manifest:media-type="image/png"/>
  <manifest:file-entry manifest:full-path="Pictures/10000001000000E60000003DF585F0754C128D37.png" manifest:media-type="image/png"/>
  <manifest:file-entry manifest:full-path="Pictures/1000000100000256000000C67F59026A0A77B3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59cm" svg:y="2.646cm" svg:width="5.503cm" svg:height="4.71cm" draw:z-index="0"><draw:image xlink:href="Pictures/10000001000000D0000000B2AA03D118C058C538.png" xlink:type="simple" xlink:show="embed" xlink:actuate="onLoad" draw:mime-type="image/png"/></draw:frame><draw:frame draw:style-name="fr1" draw:name="Image2" text:anchor-type="char" svg:x="5.696cm" svg:y="9.816cm" svg:width="4.233cm" svg:height="2.461cm" draw:z-index="1"><draw:image xlink:href="Pictures/10000001000000A00000005D375C71EFD9E38CE0.png" xlink:type="simple" xlink:show="embed" xlink:actuate="onLoad" draw:mime-type="image/png"/></draw:frame><draw:frame draw:style-name="fr1" draw:name="Image3" text:anchor-type="char" svg:x="0.827cm" svg:y="13.917cm" svg:width="15.824cm" svg:height="5.239cm" draw:z-index="2"><draw:image xlink:href="Pictures/1000000100000256000000C67F59026A0A77B320.png" xlink:type="simple" xlink:show="embed" xlink:actuate="onLoad" draw:mime-type="image/png"/></draw:frame><draw:frame draw:style-name="fr1" draw:name="Image4" text:anchor-type="char" svg:x="5.219cm" svg:y="22.728cm" svg:width="6.085cm" svg:height="1.614cm" draw:z-index="3"><draw:image xlink:href="Pictures/10000001000000E60000003DF585F0754C128D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0:30:16.340000000</meta:creation-date>
    <dc:date>2025-03-21T12:02:53.196000000</dc:date>
    <meta:editing-duration>PT1H32M3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